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1796fb"/>
    </style:style>
    <style:style style:name="P11" style:family="paragraph" style:parent-style-name="Text_20_body">
      <style:text-properties officeooo:rsid="001796fb" officeooo:paragraph-rsid="001900a8"/>
    </style:style>
    <style:style style:name="P12" style:family="paragraph" style:parent-style-name="Text_20_body">
      <style:text-properties officeooo:rsid="001238b8" officeooo:paragraph-rsid="001238b8"/>
    </style:style>
    <style:style style:name="P13" style:family="paragraph" style:parent-style-name="Text_20_body">
      <style:text-properties officeooo:rsid="00140416" officeooo:paragraph-rsid="00140416"/>
    </style:style>
    <style:style style:name="P14" style:family="paragraph" style:parent-style-name="Text_20_body">
      <style:text-properties officeooo:rsid="00178e6a" officeooo:paragraph-rsid="00178e6a"/>
    </style:style>
    <style:style style:name="P15" style:family="paragraph" style:parent-style-name="Text_20_body">
      <style:text-properties officeooo:rsid="000f5a8d" officeooo:paragraph-rsid="000c2577"/>
    </style:style>
    <style:style style:name="P16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796fb"/>
    </style:style>
    <style:style style:name="T13" style:family="text">
      <style:text-properties officeooo:rsid="00146d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9"/>
      <text:p text:style-name="P10">Page login, register … propres/jolies</text:p>
      <text:p text:style-name="P11">Utilisateurs :image de profil, pfp top bar, paramètres, bouton logout, <text:s/>commentaires</text:p>
      <text:p text:style-name="P12">page utilisateurs : upload et gestion des vidéos si login <text:span text:style-name="T12">et possède serveur</text:span>, affichage des vidéos</text:p>
      <text:p text:style-name="P13">base.html → pour éviter de copier la barre <text:span text:style-name="T13">et hérité d’une base</text:span></text:p>
      <text:p text:style-name="P13"/>
      <text:p text:style-name="P14">database : </text:p>
      <text:p text:style-name="P14">- date d’upload originale des vidéos, et dernière update de vidéo</text:p>
      <text:p text:style-name="P14">- tableau playlist (watch later + historique+ custom…) relie video, user, nom playlist <text:s/></text:p>
      <text:p text:style-name="P14"/>
      <text:p text:style-name="P15"/>
      <text:p text:style-name="P15"/>
      <text:p text:style-name="P16">session secret k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07T17:28:37.794000000</dc:date>
    <meta:editing-duration>PT22H50M32S</meta:editing-duration>
    <meta:editing-cycles>24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21" meta:word-count="183" meta:character-count="1196" meta:non-whitespace-character-count="1029"/>
  </office:meta>
</office:document-meta>
</file>